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Page Home: Ajout d'un loader d'accueil.</text:p>
      <text:p text:style-name="P1">-Page Home: Ajout d'un stop au click qui passe le loader.</text:p>
      <text:p text:style-name="P1">--Ajouter la phrase d'introduction sous le header:</text:p>
      <text:p text:style-name="P1">--création d'un div sous le header(nouveau composant) et footer.</text:p>
      <text:p text:style-name="P1"/>
      <text:p text:style-name="P1"><text:soft-page-break/>Suite:</text:p>
      <text:p text:style-name="P1"/>
      <text:p text:style-name="P1">-Ajouter des forms et textarea plus estetiques.</text:p>
      <text:p text:style-name="P1">-Developper le système de "Wall" sur lequel les textes entrés en page Lair seront affichés. </text:p>
      <text:p text:style-name="P1">-Indicateur de navigation (surlignement)</text:p>
      <text:p text:style-name="P1"/>
      <text:p text:style-name="P1">20/03/2023</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Ajouter une barre de recherche</text:p>
      <text:p text:style-name="P1">-Fond en 'grillage' sur le header sauf la navbar qui sera dans une zone carré avec bords arrondis</text:p>
      <text:p text:style-name="P1">-possibilité de don en btc et eth</text:p>
      <text:p text:style-name="P1">-Ajouts de tags descriptifs au dessus de la nouvelle. Par exemple (faits réels).</text:p>
      <text:p text:style-name="P1">-Service de messagerie contenant la nouvel de la semaine</text:p>
      <text:p text:style-name="P1">-Création d'une page de maintenance originale.</text:p>
      <text:p text:style-name="P1"/>
      <text:p text:style-name="P1"/>
      <text:p text:style-name="P1">Réalisation:</text:p>
      <text:p text:style-name="P1"/>
      <text:p text:style-name="P1">--Indicateur de navigation (surlignement)</text:p>
      <text:p text:style-name="P1"/>
      <text:p text:style-name="P1">10/07/2023</text:p>
      <text:p text:style-name="P1"/>
      <text:p text:style-name="P1">Réalisation:</text:p>
      <text:p text:style-name="P1"/>
      <text:p text:style-name="P1">--Modification du nom de l'application Dramalair(la tanière aux drames) --&gt; Doomerdrama</text:p>
      <text:p text:style-name="P1"/>
      <text:p text:style-name="P1">Nous conservons le mot drama, mais nous utilisons le terme de doomer beaucoup plus en vogue chez les jeunes. L'application est tournée vers les galères des doomers (personnes peu favorisées dans la vie sur le plan physique, économique et sociale, parfois les trois à la fois).</text:p>
      <text:p text:style-name="P1"/>
      <text:p text:style-name="P1">--Modification du loader d'acceuil par quelque chose de plus percutant "Vide ton sac doomer"(version pilote).</text:p>
      <text:p text:style-name="P1"/>
      <text:p text:style-name="P1">A faire:</text:p>
      <text:p text:style-name="P1"/>
      <text:p text:style-name="P1">-Permettre au doomer d'écrire sa shitstory dès le page d'acceuil. La shitstory devra apparaitre dans la rubrique "square".</text:p>
      <text:p text:style-name="P1"/>
      <text:p text:style-name="P1">-Remplacer les polices de caractères pard es polices du genre "g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H39M19S</meta:editing-duration>
    <meta:editing-cycles>82</meta:editing-cycles>
    <meta:generator>OpenOffice/4.1.7$Win32 OpenOffice.org_project/417m1$Build-9800</meta:generator>
    <dc:date>2023-07-10T18:35:53.08</dc:date>
    <dc:creator>Julien Grange</dc:creator>
    <meta:document-statistic meta:table-count="0" meta:image-count="0" meta:object-count="0" meta:page-count="4" meta:paragraph-count="121" meta:word-count="871" meta:character-count="5652"/>
    <meta:user-defined meta:name="Info 1"/>
    <meta:user-defined meta:name="Info 2"/>
    <meta:user-defined meta:name="Info 3"/>
    <meta:user-defined meta:name="Info 4"/>
  </office:meta>
</office:document-meta>
</file>